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92cm" fo:min-width="6.042cm" fo:wrap-option="wrap" loext:decorative="false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2.087cm" fo:min-width="1.787cm" fo:wrap-option="wrap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3.021cm" fo:min-width="2.701cm" fo:wrap-option="wrap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58cm" fo:min-width="2.33cm" fo:wrap-option="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.25cm" loext:decorative="false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58cm" fo:min-width="3.39cm" fo:wrap-option="wrap" loext:decorative="false"/>
      <style:paragraph-properties style:writing-mode="lr-tb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2.087cm" fo:min-width="1.787cm" fo:wrap-option="wrap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26cm" fo:min-width="2.682cm" fo:wrap-option="wrap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26cm" fo:min-width="2.86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72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9.25cm" svg:x="54cm" svg:y="2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33cm" svg:height="3.303cm" svg:x="18.646cm" svg:y="13.036cm">
          <text:p text:style-name="P1"><text:span text:style-name="T1">Back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525cm" svg:height="4.625cm" svg:x="18cm" svg:y="1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4cm" svg:height="4cm" svg:x="35.75cm" svg:y="1.75cm">
          <text:p text:style-name="P1"><text:span text:style-name="T2">Tietokant</text:span><text:span text:style-name="T2">a </text:span><text:span text:style-name="T2">käyttäjien</text:span><text:span text:style-name="T2">hallinta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4cm" svg:height="4cm" svg:x="36.25cm" svg:y="13cm">
          <text:p text:style-name="P1"><text:span text:style-name="T2">Tietokanta tulosten </text:span><text:span text:style-name="T2">dat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3.75cm" svg:height="2cm" svg:x="30.75cm" svg:y="16.5cm">
          <text:p text:style-name="P1"><text:span text:style-name="T2">Rajapinta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34.5cm" svg:y1="17.5cm" svg:x2="36.835cm" svg:y2="16.415cm" draw:start-shape="id1" draw:start-glue-point="1" draw:end-shape="id2" draw:end-glue-point="7" svg:d="M34500 17500l2335-1085" svg:viewBox="0 0 2336 1086">
          <text:p/>
        </draw:connector>
        <draw:custom-shape draw:style-name="gr4" draw:text-style-name="P1" xml:id="id3" draw:id="id3" draw:layer="layout" svg:width="4cm" svg:height="4cm" svg:x="8cm" svg:y="9.5cm">
          <text:p text:style-name="P1"><text:span text:style-name="T2">Ulkoiset palvelut</text:span></text:p>
          <text:p text:style-name="P1"><text:span text:style-name="T2">(PDG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415cm" svg:y1="12.915cm" svg:x2="18.662cm" svg:y2="13.052cm" draw:start-shape="id3" draw:start-glue-point="9" draw:end-shape="id4" draw:end-glue-point="5" svg:d="M11415 12915l7247 137" svg:viewBox="0 0 7248 138">
          <text:p/>
        </draw:connector>
        <draw:custom-shape draw:style-name="gr8" draw:text-style-name="P1" xml:id="id5" draw:id="id5" draw:layer="layout" svg:width="5.5cm" svg:height="4cm" svg:x="11.75cm" svg:y="3.5cm">
          <text:p text:style-name="P1"><text:span text:style-name="T2">Notifikaatioiden lähettäminen</text:span></text:p>
          <text:p text:style-name="P1"><text:span text:style-name="T2">(sähköposti, push-notifikaati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20.263cm" svg:y1="12.375cm" svg:x2="16.445cm" svg:y2="6.915cm" draw:start-shape="id4" draw:start-glue-point="4" draw:end-shape="id5" draw:end-glue-point="9" svg:d="M20263 12375l-3818-5460" svg:viewBox="0 0 3819 5461">
          <text:p/>
        </draw:connector>
        <draw:custom-shape draw:style-name="gr9" draw:text-style-name="P4" xml:id="id6" draw:id="id6" draw:layer="layout" svg:width="3.233cm" svg:height="3.303cm" svg:x="4cm" svg:y="23cm">
          <text:p text:style-name="P1"><text:span text:style-name="T3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8.662cm" svg:y1="16.323cm" svg:x2="5.617cm" svg:y2="23cm" draw:start-shape="id4" draw:start-glue-point="7" draw:end-shape="id6" draw:end-glue-point="4" svg:d="M18662 16323l-13045 6677" svg:viewBox="0 0 13046 6678">
          <text:p/>
        </draw:connector>
        <draw:custom-shape draw:style-name="gr4" draw:text-style-name="P1" xml:id="id13" draw:id="id13" draw:layer="layout" svg:width="4cm" svg:height="4cm" svg:x="35.5cm" svg:y="21.75cm">
          <text:p text:style-name="P1"><text:span text:style-name="T2">Tietokanta <text:s/>karttojen dat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5.5cm" svg:height="4cm" svg:x="23.5cm" svg:y="9.75cm">
          <text:p text:style-name="P1"><text:span text:style-name="T3">Käyttäjän</text:span><text:span text:style-name="T3">hallinta </text:span><text:span text:style-name="T3">(esim. </text:span><text:span text:style-name="T3">Rekisteröi</text:span><text:span text:style-name="T3">nti ja </text:span><text:span text:style-name="T3">kirjautumi</text:span><text:span text:style-name="T3">ne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3.75cm" svg:height="2cm" svg:x="31.5cm" svg:y="6.75cm">
          <text:p text:style-name="P1"><text:span text:style-name="T2">Rajapinta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3.5cm" svg:y1="11.75cm" svg:x2="21.863cm" svg:y2="13.052cm" draw:start-shape="id7" draw:start-glue-point="6" draw:end-shape="id4" draw:end-glue-point="11" svg:d="M23500 11750l-1637 1302" svg:viewBox="0 0 1638 1303">
          <text:p/>
        </draw:connector>
        <draw:connector draw:style-name="gr6" draw:text-style-name="P3" draw:layer="layout" draw:type="line" svg:x1="31.5cm" svg:y1="7.75cm" svg:x2="26.25cm" svg:y2="9.75cm" draw:start-shape="id8" draw:start-glue-point="3" draw:end-shape="id7" draw:end-glue-point="4" svg:d="M31500 7750l-5250 2000" svg:viewBox="0 0 5251 2001">
          <text:p/>
        </draw:connector>
        <draw:connector draw:style-name="gr6" draw:text-style-name="P3" draw:layer="layout" draw:type="line" svg:x1="37.75cm" svg:y1="5.75cm" svg:x2="35.25cm" svg:y2="7.75cm" draw:start-shape="id9" draw:start-glue-point="8" draw:end-shape="id8" svg:d="M37750 5750l-2500 2000" svg:viewBox="0 0 2501 2001">
          <text:p/>
        </draw:connector>
        <draw:custom-shape draw:style-name="gr10" draw:text-style-name="P1" xml:id="id10" draw:id="id10" draw:layer="layout" svg:width="4.5cm" svg:height="3.5cm" svg:x="24cm" svg:y="16cm">
          <text:p text:style-name="P1"><text:span text:style-name="T3">Tulospalvel</text:span><text:span text:style-name="T3">un </text:span><text:span text:style-name="T3">datankäsitte</text:span><text:span text:style-name="T3">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2.525cm" svg:y1="14.688cm" svg:x2="24cm" svg:y2="17.75cm" draw:start-shape="id4" draw:start-glue-point="10" draw:end-shape="id10" draw:end-glue-point="6" svg:d="M22525 14688l1475 3062" svg:viewBox="0 0 1476 3063">
          <text:p/>
        </draw:connector>
        <draw:connector draw:style-name="gr6" draw:text-style-name="P3" draw:layer="layout" draw:type="line" svg:x1="28.5cm" svg:y1="17.75cm" svg:x2="30.75cm" svg:y2="17.5cm" draw:start-shape="id10" draw:start-glue-point="10" draw:end-shape="id1" svg:d="M28500 17750l2250-250" svg:viewBox="0 0 2251 251">
          <text:p/>
        </draw:connector>
        <draw:custom-shape draw:style-name="gr5" draw:text-style-name="P1" xml:id="id12" draw:id="id12" draw:layer="layout" svg:width="3.75cm" svg:height="2cm" svg:x="27.75cm" svg:y="24cm">
          <text:p text:style-name="P1"><text:span text:style-name="T2">Rajapinta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" draw:id="id11" draw:layer="layout" svg:width="4.75cm" svg:height="3.5cm" svg:x="21.463cm" svg:y="21.5cm">
          <text:p text:style-name="P1"><text:span text:style-name="T3">Karttapalvelun datankäsitte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1.863cm" svg:y1="16.323cm" svg:x2="22.158cm" svg:y2="22.012cm" draw:start-shape="id4" draw:start-glue-point="9" draw:end-shape="id11" draw:end-glue-point="5" svg:d="M21863 16323l295 5689" svg:viewBox="0 0 296 5690">
          <text:p/>
        </draw:connector>
        <draw:connector draw:style-name="gr6" draw:text-style-name="P3" draw:layer="layout" draw:type="line" svg:x1="25.518cm" svg:y1="24.488cm" svg:x2="27.75cm" svg:y2="25cm" draw:start-shape="id11" draw:start-glue-point="9" draw:end-shape="id12" svg:d="M25518 24488l2232 512" svg:viewBox="0 0 2233 513">
          <text:p/>
        </draw:connector>
        <draw:connector draw:style-name="gr6" draw:text-style-name="P3" draw:layer="layout" draw:type="line" svg:x1="31.5cm" svg:y1="25cm" svg:x2="35.5cm" svg:y2="23.75cm" draw:start-shape="id12" draw:start-glue-point="1" draw:end-shape="id13" draw:end-glue-point="6" svg:d="M31500 25000l4000-1250" svg:viewBox="0 0 4001 1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43:20.485947972</meta:creation-date>
    <dc:date>2024-10-30T15:00:49.745003286</dc:date>
    <meta:editing-duration>PT55M8S</meta:editing-duration>
    <meta:editing-cycles>17</meta:editing-cycles>
    <meta:generator>LibreOffice/24.2.6.2$Linux_X86_64 LibreOffice_project/420$Build-2</meta:generator>
    <meta:document-statistic meta:object-count="27"/>
  </office:meta>
</office:document-meta>
</file>